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76b" officeooo:paragraph-rsid="001f376b"/>
    </style:style>
    <style:style style:name="P2" style:family="paragraph" style:parent-style-name="Standard">
      <style:text-properties officeooo:rsid="001f4946" officeooo:paragraph-rsid="001f376b"/>
    </style:style>
    <style:style style:name="P3" style:family="paragraph" style:parent-style-name="Standard">
      <style:text-properties officeooo:rsid="001aecf1" officeooo:paragraph-rsid="001f376b"/>
    </style:style>
    <style:style style:name="T1" style:family="text">
      <style:text-properties officeooo:rsid="001f4946"/>
    </style:style>
    <style:style style:name="T2" style:family="text">
      <style:text-properties officeooo:rsid="001aecf1"/>
    </style:style>
    <style:style style:name="T3" style:family="text">
      <style:text-properties officeooo:rsid="00208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tab/><text:tab/><text:span text:style-name="T1">Co-occurrence of gadoid species in the Celtic Sea,</text:span></text:p>
      <text:p text:style-name="P2"><text:tab/><text:tab/>a.k.a. breaking the co-production link between species in Celtic Sea mixed fishery. </text:p>
      <text:p text:style-name="P1"/>
      <text:p text:style-name="P1">Abstract:<text:tab/></text:p>
      <text:p text:style-name="P1"/>
      <text:p text:style-name="P1"/>
      <text:p text:style-name="P1">Questions:<text:span text:style-name="T2"><text:tab/>Can cross-species correlations from survey data be used to predict spatial <text:tab/><text:tab/><text:tab/>occurrence ?</text:span></text:p>
      <text:p text:style-name="P3"><text:s text:c="4"/><text:tab/><text:tab/><text:span text:style-name="T1">Are there correlations among size/age groups ?</text:span></text:p>
      <text:p text:style-name="P3"><text:tab/><text:tab/><text:span text:style-name="T3">Does inclusion of covariates (habitat, depth, temp) improve predictions ?</text:span></text:p>
      <text:p text:style-name="P3"><text:tab/><text:tab/></text:p>
      <text:p text:style-name="P1">Methods:<text:tab/></text:p>
      <text:p text:style-name="P1"/>
      <text:p text:style-name="P1">Results:</text:p>
      <text:p text:style-name="P1"/>
      <text:p text:style-name="P1">Key figures / tables:</text:p>
      <text:p text:style-name="P1"/>
      <text:p text:style-name="P1">Conclusions:</text:p>
      <text:p text:style-name="P1"/>
      <text:p text:style-name="P1"><text:tab/><text:tab/>A<text:span text:style-name="T1">dvantages of using SDFA over, for example, spatial GAMM </text:span>or krigging<text:span text:style-name="T1"> ?</text:span></text:p>
      <text:p text:style-name="P1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47:44.627582445</meta:creation-date>
    <dc:date>2016-09-29T14:52:55.885729159</dc:date>
    <meta:editing-duration>PT54M50S</meta:editing-duration>
    <meta:editing-cycles>1</meta:editing-cycles>
    <meta:document-statistic meta:table-count="0" meta:image-count="0" meta:object-count="0" meta:page-count="1" meta:paragraph-count="13" meta:word-count="72" meta:character-count="509" meta:non-whitespace-character-count="424"/>
    <meta:generator>LibreOffice/5.1.4.2$Linux_X86_64 LibreOffice_project/10m0$Build-2</meta:generator>
  </office:meta>
</office:document-meta>
</file>